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Times New Roman" fo:font-size="14pt" fo:font-weight="bold" officeooo:rsid="0008bf3b" officeooo:paragraph-rsid="0008bf3b" style:font-size-asian="12.25pt" style:font-weight-asian="bold" style:font-size-complex="14pt" style:font-weight-complex="bold"/>
    </style:style>
    <style:style style:name="P2" style:family="paragraph" style:parent-style-name="Preformatted_20_Text">
      <style:paragraph-properties fo:text-align="justify" style:justify-single-word="false"/>
      <style:text-properties style:font-name="Times New Roman" fo:font-size="12pt" fo:font-weight="normal" officeooo:rsid="0008bf3b" officeooo:paragraph-rsid="0008bf3b" style:font-size-asian="10.5pt" style:font-weight-asian="normal" style:font-size-complex="12pt" style:font-weight-complex="normal"/>
    </style:style>
    <style:style style:name="P3" style:family="paragraph" style:parent-style-name="Preformatted_20_Text">
      <style:paragraph-properties fo:text-align="justify" style:justify-single-word="false"/>
      <style:text-properties officeooo:paragraph-rsid="0009739f"/>
    </style:style>
    <style:style style:name="P4" style:family="paragraph" style:parent-style-name="Preformatted_20_Text">
      <style:paragraph-properties fo:text-align="justify" style:justify-single-word="false"/>
      <style:text-properties officeooo:rsid="000c7583" officeooo:paragraph-rsid="000c7583"/>
    </style:style>
    <style:style style:name="T1" style:family="text">
      <style:text-properties officeooo:rsid="0009739f"/>
    </style:style>
    <style:style style:name="T2" style:family="text">
      <style:text-properties style:font-name="Times New Roman" fo:font-size="12pt" fo:font-weight="normal" officeooo:rsid="0008bf3b" style:font-size-asian="10.5pt" style:font-weight-asian="normal" style:font-size-complex="12pt" style:font-weight-complex="normal"/>
    </style:style>
    <style:style style:name="T3" style:family="text">
      <style:text-properties style:font-name="Times New Roman" fo:font-size="12pt" fo:font-weight="normal" officeooo:rsid="0009739f" style:font-size-asian="10.5pt" style:font-weight-asian="normal" style:font-size-complex="12pt" style:font-weight-complex="normal"/>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ize="12pt" fo:font-weight="normal" officeooo:rsid="0009739f" style:font-size-asian="12pt" style:font-weight-asian="normal" style:font-size-complex="12pt" style:font-weight-complex="normal"/>
    </style:style>
    <style:style style:name="T6" style:family="text">
      <style:text-properties style:font-name="Times New Roman" fo:font-size="12pt" fo:font-weight="normal" officeooo:rsid="0009ccbf" style:font-size-asian="12pt" style:font-weight-asian="normal" style:font-size-complex="12pt" style:font-weight-complex="normal"/>
    </style:style>
    <style:style style:name="T7" style:family="text">
      <style:text-properties style:font-name="Times New Roman" fo:font-size="12pt" fo:font-weight="normal" officeooo:rsid="000a9900" style:font-size-asian="12pt" style:font-weight-asian="normal" style:font-size-complex="12pt" style:font-weight-complex="normal"/>
    </style:style>
    <style:style style:name="T8" style:family="text">
      <style:text-properties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amento</text:p>
      <text:p text:style-name="P2"><text:tab/>O versionamento de software traz uma serie de vantagens como ter um histórico de alterações no projeto assim permitindo um melhor desenvolvimento em equipe e ter acesso a uma versão estável do projeto caso ocorra algum problema grave. <text:span text:style-name="T1">O trabalho em equipe fica mais produtivo pelos fatos de permitir que varias pessoas trabalhem ao mesmo tempo no mesmo projeto sem haver conflito de informações,e caso possa haver algum conflito basta criar outra ramificação no projeto.</text:span></text:p>
      <text:p text:style-name="P3"><text:span text:style-name="T2"><text:tab/></text:span><text:span text:style-name="T3">Diversas ferramentas podem ser utilizadas pra o versionamento entre elas esta o GITHUB que facilita a utilização do Git, segundo Caio Ribeiro Pereira </text:span><text:span text:style-name="T5">“</text:span><text:span text:style-name="T8">Git é um sistema de controle de versionamento de código-fonte distribuído, que inicialmente foi desenvolvido por Linus Torvalds para gerir todo o código-fonte do seu famoso Kernel Linux</text:span><text:span text:style-name="T5">”. Caio Ribeiro Pereira(2011) ainda afirma que o GitHub é a rede mais utilizada para versionamento, mesmo entre novatos e empresas forticinas atualmente como facebook, além do gi</text:span><text:span text:style-name="T6">t</text:span><text:span text:style-name="T5">hub e git serem totalmente integrados.</text:span></text:p>
      <text:p text:style-name="P3"><text:span text:style-name="T5"><text:tab/></text:span><text:span text:style-name="T6">No Git as ramificações são chamadas de brenchs e cada modificação no código é chamado de commit, esse que permite escrever uma mensagem para ter total controle sobre oque esta acontecendo no projeto. Outra grande vantagem do Git é a compatibilidade com os sistemas Windowns e Linux, já essa vantagem segue no GitHub, que além de ser totalmente integrado com o Git, também é integrado </text:span><text:span text:style-name="T7">nativamente, ou seja, por padrão </text:span><text:span text:style-name="T6">com o Netbeans.</text:span></text:p>
      <text:p text:style-name="P3"/>
      <text:p text:style-name="P4"><text:span text:style-name="T6">F</text:span><text:span text:style-name="T4">ontes:</text:span></text:p>
      <text:p text:style-name="P4"><text:a xlink:type="simple" xlink:href="http://udgwebdev.com/5-motivos-para-usar-github/" text:style-name="Internet_20_link" text:visited-style-name="Visited_20_Internet_20_Link"><text:span text:style-name="T4">http://udgwebdev.com/5-motivos-para-usar-github/</text:span></text:a></text:p>
      <text:p text:style-name="P4"><text:a xlink:type="simple" xlink:href="http://udgwebdev.com/gerenciando-codigo-fonte-com-git/" text:style-name="Internet_20_link" text:visited-style-name="Visited_20_Internet_20_Link"><text:span text:style-name="T4">http://udgwebdev.com/gerenciando-codigo-fonte-com-git/</text:span></text:a></text:p>
      <text:p text:style-name="P4"><text:a xlink:type="simple" xlink:href="http://semver.org/lang/pt-BR/" text:style-name="Internet_20_link" text:visited-style-name="Visited_20_Internet_20_Link"><text:span text:style-name="T4">http://semver.org/lang/pt-BR/</text:span></text:a></text:p>
      <text:p text:style-name="P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15T11:57:51.959421407</dc:date>
    <meta:editing-duration>PT2M52S</meta:editing-duration>
    <meta:editing-cycles>3</meta:editing-cycles>
    <meta:generator>LibreOffice/4.3.3.2$Linux_X86_64 LibreOffice_project/430m0$Build-2</meta:generator>
    <meta:document-statistic meta:table-count="0" meta:image-count="0" meta:object-count="0" meta:page-count="1" meta:paragraph-count="8" meta:word-count="236" meta:character-count="1609" meta:non-whitespace-character-count="1378"/>
  </office:meta>
</office:document-meta>
</file>